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0F0000000FF02C0CC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/>
      <style:text-properties style:font-name="Times New Roman" fo:font-size="12pt" officeooo:paragraph-rsid="000bc602" style:font-size-asian="12pt" style:font-name-complex="Times New Roman" style:font-size-complex="14pt"/>
    </style:style>
    <style:style style:name="P3" style:family="paragraph" style:parent-style-name="Standard">
      <style:paragraph-properties fo:line-height="200%"/>
      <style:text-properties style:font-name="Times New Roman" fo:font-size="12pt" style:font-size-asian="12pt" style:font-name-complex="Times New Roman" style:font-size-complex="14pt"/>
    </style:style>
    <style:style style:name="P4" style:family="paragraph" style:parent-style-name="Standard">
      <style:text-properties fo:font-size="10pt" style:font-size-asian="10pt" style:font-size-complex="10pt" text:display="none"/>
    </style:style>
    <style:style style:name="T1" style:family="text">
      <style:text-properties style:font-name="Times New Roman" fo:font-size="12pt" style:font-size-asian="12pt" style:font-name-complex="Times New Roman" style:font-size-complex="14pt"/>
    </style:style>
    <style:style style:name="T2" style:family="text">
      <style:text-properties officeooo:rsid="0006f28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ns un Plan à deux dimensions, On veut étudier le mouvement des points dans l’espace. Un point occupe un espace dans le plan est caractérisé par <text:s/>X et Y ( position dans un repère par rapport à l’axe des abscisses et axe des ordonnées)</text:span></text:p>
      <text:p text:style-name="P1"><text:span text:style-name="T1">1. Créer une classe point ayant X et Y comme attributs double <text:s/>avec le constructeur d’initialisation général <text:s text:c="16"/></text:span><text:span text:style-name="T1"/></text:p>
      <text:p text:style-name="P1"><text:span text:style-name="T1">2. Créer <text:s/>une méthode afficher() qui affiche la position d’un point <text:s/></text:span><text:span text:style-name="T1"/></text:p>
      <text:p text:style-name="P1"><text:span text:style-name="T1">3. Créer <text:s/>une méthode modifier(double changx ,double changy) qui modifie la position d’un point <text:s/>dans l’espace.</text:span><text:span text:style-name="T1"/></text:p>
      <text:p text:style-name="P1"><text:span text:style-name="T1">4. Créer <text:s/>une méthode deplacer(double dx, double dy) qui déplace un point d’une position vers une autre en considérant dx et dy passés en paramètre.</text:span><text:span text:style-name="T1"/></text:p>
      <text:p text:style-name="P1"><text:span text:style-name="T1">5. Créer <text:s/>une méthode initial() qui initial le X et le Y en axe du repère. <text:s text:c="8"/></text:span><text:span text:style-name="T1"/></text:p>
      <text:p text:style-name="P1"><text:span text:style-name="T1">6. Créer <text:s/>une méthode verif () qui vérifie si 2 point sont égaux ou pas <text:s/>( avec deux façons : 1 avec un paramètre <text:s text:c="2"/>2 avec deux paramètres)</text:span><text:span text:style-name="T1"/></text:p>
      <text:p text:style-name="P1"><text:span text:style-name="T1">7.Créer la méthode getx() et gety() qui retourn x et y.</text:span></text:p>
      <text:p text:style-name="P2">8.Créer la méthode setX(<text:span text:style-name="T2">double</text:span> a) et setY(<text:span text:style-name="T2">double </text:span>y) qui permettent de modifier X et Y</text:p>
      <text:p text:style-name="P1"><text:span text:style-name="T1">9. créer une classe pointRouge qui définit un point avec une couleur rouge</text:span></text:p>
      <text:p text:style-name="P1"><text:span text:style-name="T1">10. redéfinir la méthode afficher () dans la classe pointRouge de telle façon qu’on affiche même la couleur du point</text:span></text:p>
      <text:p text:style-name="P3">11. Créer une méthode qui permet de compter combiens de points on a créé dans ce projet</text:p>
      <text:p text:style-name="P4"><text:bookmark text:name="_PictureBullet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msolistparagraph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-complex="Arial" style:font-family-complex="Arial" style:font-family-generic-complex="swiss" style:font-pitch-complex="variable"/>
    </style:style>
    <style:style style:name="WW8Num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font-weight="bold" style:font-weight-asian="bold"/>
    </style:style>
    <style:style style:name="WW8Num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WW8Num5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text-line-through-style="none" style:text-line-through-type="none" style:font-name="Verdana" fo:font-family="Verdana" style:font-family-generic="swiss" style:font-pitch="variable" style:text-underline-style="none" fo:font-weight="normal" style:font-weight-asian="normal" style:font-name-complex="Verdana" style:font-family-complex="Verdana" style:font-family-generic-complex="swiss" style:font-pitch-complex="variable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font-size="12pt" style:font-size-asian="12pt"/>
    </style:style>
    <style:style style:name="WW8Num13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WW8Num15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ar_20_Car2" style:display-name="Car Car2" style:family="text">
      <style:text-properties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apple-converted-space" style:family="text" style:parent-style-name="Police_20_par_20_défaut"/>
    <style:style style:name="apple-style-span" style:family="text" style:parent-style-name="Police_20_par_20_défau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image text:level="1" xlink:href="Pictures/100000010000000F0000000FF02C0CC7.png" xlink:type="simple" xlink:show="embed" xlink:actuate="onLoad">
        <style:list-level-properties text:list-level-position-and-space-mode="label-alignment" style:vertical-pos="middle" style:vertical-rel="line" fo:width="0.1165in" fo:height="0.1165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image text:level="1" xlink:href="Pictures/100000010000000F0000000FF02C0CC7.png" xlink:type="simple" xlink:show="embed" xlink:actuate="onLoad">
        <style:list-level-properties text:list-level-position-and-space-mode="label-alignment" style:vertical-pos="middle" style:vertical-rel="line" fo:width="0.1165in" fo:height="0.1165in">
          <style:list-level-label-alignment text:label-followed-by="listtab" text:list-tab-stop-position="0.5in" fo:text-indent="-0.25in" fo:margin-left="0.5in"/>
        </style:list-level-properties>
      </text:list-level-style-image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image text:level="1" xlink:href="Pictures/100000010000000F0000000FF02C0CC7.png" xlink:type="simple" xlink:show="embed" xlink:actuate="onLoad">
        <style:list-level-properties text:list-level-position-and-space-mode="label-alignment" style:vertical-pos="middle" style:vertical-rel="line" fo:width="0.1165in" fo:height="0.1165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image text:level="1" xlink:href="Pictures/100000010000000F0000000FF02C0CC7.png" xlink:type="simple" xlink:show="embed" xlink:actuate="onLoad">
        <style:list-level-properties text:list-level-position-and-space-mode="label-alignment" style:vertical-pos="middle" style:vertical-rel="line" fo:width="0.1165in" fo:height="0.1165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 style:shadow="none"/>
    </style:style>
    <style:page-layout style:name="Mpm1">
      <style:page-layout-properties fo:page-width="8.2681in" fo:page-height="11.6929in" style:num-format="1" style:print-orientation="portrait" fo:margin-top="0.2957in" fo:margin-bottom="0.4917in" fo:margin-left="0.9839in" fo:margin-right="0.490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764in" fo:margin-bottom="1.2374in" style:dynamic-spacing="true"/>
      </style:header-style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TP1 POO Java [TP de Base]</text:p>
        <text:p text:style-name="Header">Enseignant : Mouhib Imad</text:p>
        <text:p text:style-name="Header">3 GI-EHEIO</text:p>
        <text:p text:style-name="Header">-------------------------------------------------------------------------------------------------------------------------------------------------</text:p>
      </style:header>
      <style:footer>
        <text:p text:style-name="MP1">Mouhib Imad <text:s text:c="142"/>TP Jav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Mohamed KHEMIRI</meta:initial-creator>
    <meta:creation-date>2010-05-06T22:40:00</meta:creation-date>
    <dc:date>2025-03-05T09:51:43.503587349</dc:date>
    <meta:editing-cycles>215</meta:editing-cycles>
    <meta:editing-duration>PT7H27M24S</meta:editing-duration>
    <meta:generator>LibreOffice/24.8.5.2$Linux_X86_64 LibreOffice_project/480$Build-2</meta:generator>
    <meta:document-statistic meta:table-count="0" meta:image-count="0" meta:object-count="0" meta:page-count="1" meta:paragraph-count="17" meta:word-count="250" meta:character-count="1692" meta:non-whitespace-character-count="1278"/>
  </office:meta>
</office:document-meta>
</file>